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.71pt"/>
    </style:style>
    <style:style style:name="co3" style:family="table-column">
      <style:table-column-properties fo:break-before="auto" style:column-width="8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e0ae"/>
    </style:style>
    <style:style style:name="ce2" style:family="table-cell" style:parent-style-name="Default" style:data-style-name="N122">
      <style:table-cell-properties fo:background-color="#c2e0ae"/>
    </style:style>
    <style:style style:name="ce3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1" table:number-columns-repeated="1012" table:default-cell-style-name="Default"/>
        <table:table-row table:style-name="ro1">
          <table:table-cell/>
          <table:table-cell table:style-name="Default" office:value-type="string" calcext:value-type="string">
            <text:p>Modo 7</text:p>
          </table:table-cell>
          <table:table-cell table:style-name="Default" table:number-columns-repeated="3"/>
          <table:table-cell table:style-name="Default" office:value-type="string" calcext:value-type="string">
            <text:p>Modo 8</text:p>
          </table:table-cell>
          <table:table-cell table:style-name="Default" table:number-columns-repeated="3"/>
          <table:table-cell table:style-name="Default" office:value-type="string" calcext:value-type="string">
            <text:p>Modo 9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Default" office:value-type="string" calcext:value-type="string">
            <text:p>senza molla </text:p>
          </table:table-cell>
          <table:table-cell table:style-name="Default" office:value-type="string" calcext:value-type="string">
            <text:p>Molla 10-50</text:p>
          </table:table-cell>
          <table:table-cell table:style-name="Default" office:value-type="string" calcext:value-type="string">
            <text:p>Molla 51-122</text:p>
          </table:table-cell>
          <table:table-cell table:style-name="Default"/>
          <table:table-cell table:style-name="Default" office:value-type="string" calcext:value-type="string">
            <text:p>senza molla </text:p>
          </table:table-cell>
          <table:table-cell table:style-name="Default" office:value-type="string" calcext:value-type="string">
            <text:p>Molla 10-50</text:p>
          </table:table-cell>
          <table:table-cell table:style-name="Default" office:value-type="string" calcext:value-type="string">
            <text:p>Molla 51-122</text:p>
          </table:table-cell>
          <table:table-cell table:style-name="Default"/>
          <table:table-cell table:style-name="Default" office:value-type="string" calcext:value-type="string">
            <text:p>senza molla </text:p>
          </table:table-cell>
          <table:table-cell table:style-name="Default" office:value-type="string" calcext:value-type="string">
            <text:p>Molla 10-50</text:p>
          </table:table-cell>
          <table:table-cell table:style-name="Default" office:value-type="string" calcext:value-type="string">
            <text:p>Molla 51-122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G (1-50)</text:p>
          </table:table-cell>
          <table:table-cell office:value-type="float" office:value="-0.000156344" calcext:value-type="float">
            <text:p>-0.000156344</text:p>
          </table:table-cell>
          <table:table-cell office:value-type="float" office:value="0.000158824" calcext:value-type="float">
            <text:p>0.000158824</text:p>
          </table:table-cell>
          <table:table-cell office:value-type="float" office:value="-0.000154731" calcext:value-type="float">
            <text:p>-0.000154731</text:p>
          </table:table-cell>
          <table:table-cell/>
          <table:table-cell office:value-type="float" office:value="-0.0000854599" calcext:value-type="float">
            <text:p>-0.000085460</text:p>
          </table:table-cell>
          <table:table-cell office:value-type="float" office:value="0.0000913685" calcext:value-type="float">
            <text:p>0.000091369</text:p>
          </table:table-cell>
          <table:table-cell office:value-type="float" office:value="-0.000083029" calcext:value-type="float">
            <text:p>-0.000083029</text:p>
          </table:table-cell>
          <table:table-cell/>
          <table:table-cell office:value-type="float" office:value="0.0000333485" calcext:value-type="float">
            <text:p>0.000033349</text:p>
          </table:table-cell>
          <table:table-cell office:value-type="float" office:value="0.0000347499" calcext:value-type="float">
            <text:p>0.000034750</text:p>
          </table:table-cell>
          <table:table-cell office:value-type="float" office:value="-0.0000342721" calcext:value-type="float">
            <text:p>-0.000034272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dG (10-50)</text:p>
          </table:table-cell>
          <table:table-cell office:value-type="float" office:value="0.0000389773" calcext:value-type="float">
            <text:p>0.000038977</text:p>
          </table:table-cell>
          <table:table-cell office:value-type="float" office:value="-0.000032925" calcext:value-type="float">
            <text:p>-0.000032925</text:p>
          </table:table-cell>
          <table:table-cell office:value-type="float" office:value="0.0000402153" calcext:value-type="float">
            <text:p>0.000040215</text:p>
          </table:table-cell>
          <table:table-cell/>
          <table:table-cell office:value-type="float" office:value="0.0000388283" calcext:value-type="float">
            <text:p>0.000038828</text:p>
          </table:table-cell>
          <table:table-cell office:value-type="float" office:value="-0.0000275285" calcext:value-type="float">
            <text:p>-0.000027529</text:p>
          </table:table-cell>
          <table:table-cell office:value-type="float" office:value="0.0000408474" calcext:value-type="float">
            <text:p>0.000040847</text:p>
          </table:table-cell>
          <table:table-cell/>
          <table:table-cell office:value-type="float" office:value="0.0000347668" calcext:value-type="float">
            <text:p>0.000034767</text:p>
          </table:table-cell>
          <table:table-cell office:value-type="float" office:value="0.0000375113" calcext:value-type="float">
            <text:p>0.000037511</text:p>
          </table:table-cell>
          <table:table-cell office:value-type="float" office:value="-0.0000354915" calcext:value-type="float">
            <text:p>-0.000035492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d2G (1-50)</text:p>
          </table:table-cell>
          <table:table-cell table:style-name="ce3" office:value-type="float" office:value="-0.000034746" calcext:value-type="float">
            <text:p>-0.000034746</text:p>
          </table:table-cell>
          <table:table-cell table:style-name="ce3" office:value-type="float" office:value="-0.0000550145" calcext:value-type="float">
            <text:p>-0.000055015</text:p>
          </table:table-cell>
          <table:table-cell table:style-name="ce3" office:value-type="float" office:value="-0.000052119" calcext:value-type="float">
            <text:p>-0.000052119</text:p>
          </table:table-cell>
          <table:table-cell table:style-name="ce3"/>
          <table:table-cell table:style-name="ce3" office:value-type="float" office:value="-0.000034746" calcext:value-type="float">
            <text:p>-0.000034746</text:p>
          </table:table-cell>
          <table:table-cell table:style-name="ce3" office:value-type="float" office:value="-0.000023164" calcext:value-type="float">
            <text:p>-0.000023164</text:p>
          </table:table-cell>
          <table:table-cell table:style-name="ce3" office:value-type="float" office:value="-0.000110029" calcext:value-type="float">
            <text:p>-0.000110029</text:p>
          </table:table-cell>
          <table:table-cell table:style-name="ce3"/>
          <table:table-cell table:style-name="ce3" office:value-type="float" office:value="-0.0000318505" calcext:value-type="float">
            <text:p>-0.000031851</text:p>
          </table:table-cell>
          <table:table-cell table:style-name="ce3" office:value-type="float" office:value="-0.000046328" calcext:value-type="float">
            <text:p>-0.000046328</text:p>
          </table:table-cell>
          <table:table-cell table:style-name="ce3" office:value-type="float" office:value="-0.000130298" calcext:value-type="float">
            <text:p>-0.0001302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G (10-50) </text:p>
          </table:table-cell>
          <table:table-cell table:style-name="ce3" office:value-type="float" office:value="0.0000119016" calcext:value-type="float">
            <text:p>0.000011902</text:p>
          </table:table-cell>
          <table:table-cell table:style-name="ce3" office:value-type="float" office:value="-0.0000119016" calcext:value-type="float">
            <text:p>-0.000011902</text:p>
          </table:table-cell>
          <table:table-cell table:style-name="ce3" office:value-type="float" office:value="0.00000396721" calcext:value-type="float">
            <text:p>0.000003967</text:p>
          </table:table-cell>
          <table:table-cell table:style-name="ce3"/>
          <table:table-cell table:style-name="ce3" office:value-type="float" office:value="-0.00000793443" calcext:value-type="float">
            <text:p>-0.000007934</text:p>
          </table:table-cell>
          <table:table-cell table:style-name="ce3" office:value-type="float" office:value="-0.0000357049" calcext:value-type="float">
            <text:p>-0.000035705</text:p>
          </table:table-cell>
          <table:table-cell table:style-name="ce3" office:value-type="float" office:value="-0.0000515738" calcext:value-type="float">
            <text:p>-0.000051574</text:p>
          </table:table-cell>
          <table:table-cell table:style-name="ce3"/>
          <table:table-cell table:style-name="ce3" office:value-type="float" office:value="-0.0000119016" calcext:value-type="float">
            <text:p>-0.000011902</text:p>
          </table:table-cell>
          <table:table-cell table:style-name="ce3" office:value-type="float" office:value="-0.0000198361" calcext:value-type="float">
            <text:p>-0.000019836</text:p>
          </table:table-cell>
          <table:table-cell table:style-name="ce3" office:value-type="float" office:value="-0.0000277705" calcext:value-type="float">
            <text:p>-0.000027771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d (51-122)</text:p>
          </table:table-cell>
          <table:table-cell office:value-type="float" office:value="0.000348254" calcext:value-type="float">
            <text:p>0.000348254</text:p>
          </table:table-cell>
          <table:table-cell office:value-type="float" office:value="-0.000344743" calcext:value-type="float">
            <text:p>-0.000344743</text:p>
          </table:table-cell>
          <table:table-cell office:value-type="float" office:value="0.00019454" calcext:value-type="float">
            <text:p>0.000194540</text:p>
          </table:table-cell>
          <table:table-cell/>
          <table:table-cell office:value-type="float" office:value="0.000555221" calcext:value-type="float">
            <text:p>0.000555221</text:p>
          </table:table-cell>
          <table:table-cell office:value-type="float" office:value="-0.000552725" calcext:value-type="float">
            <text:p>-0.000552725</text:p>
          </table:table-cell>
          <table:table-cell office:value-type="float" office:value="0.000308435" calcext:value-type="float">
            <text:p>0.000308435</text:p>
          </table:table-cell>
          <table:table-cell/>
          <table:table-cell office:value-type="float" office:value="0.00019854" calcext:value-type="float">
            <text:p>0.000198540</text:p>
          </table:table-cell>
          <table:table-cell office:value-type="float" office:value="0.000199175" calcext:value-type="float">
            <text:p>0.000199175</text:p>
          </table:table-cell>
          <table:table-cell office:value-type="float" office:value="-0.000108823" calcext:value-type="float">
            <text:p>-0.000108823</text:p>
          </table:table-cell>
          <table:table-cell table:style-name="ce1" table:number-columns-repeated="1012"/>
        </table:table-row>
        <table:table-row table:style-name="ro1">
          <table:table-cell table:style-name="ce1" office:value-type="string" calcext:value-type="string">
            <text:p>dd (10-50)</text:p>
          </table:table-cell>
          <table:table-cell office:value-type="float" office:value="-0.000707763" calcext:value-type="float">
            <text:p>-0.000707763</text:p>
          </table:table-cell>
          <table:table-cell office:value-type="float" office:value="0.000484998" calcext:value-type="float">
            <text:p>0.000484998</text:p>
          </table:table-cell>
          <table:table-cell office:value-type="float" office:value="-0.000706464" calcext:value-type="float">
            <text:p>-0.000706464</text:p>
          </table:table-cell>
          <table:table-cell/>
          <table:table-cell office:value-type="float" office:value="-0.00134396" calcext:value-type="float">
            <text:p>-0.001343960</text:p>
          </table:table-cell>
          <table:table-cell office:value-type="float" office:value="0.000925535" calcext:value-type="float">
            <text:p>0.000925535</text:p>
          </table:table-cell>
          <table:table-cell office:value-type="float" office:value="-0.0013432" calcext:value-type="float">
            <text:p>-0.001343200</text:p>
          </table:table-cell>
          <table:table-cell/>
          <table:table-cell office:value-type="float" office:value="0.000321282" calcext:value-type="float">
            <text:p>0.000321282</text:p>
          </table:table-cell>
          <table:table-cell office:value-type="float" office:value="0.00022057" calcext:value-type="float">
            <text:p>0.000220570</text:p>
          </table:table-cell>
          <table:table-cell office:value-type="float" office:value="-0.000321571" calcext:value-type="float">
            <text:p>-0.000321571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d2d (51-122)</text:p>
          </table:table-cell>
          <table:table-cell table:style-name="ce3" office:value-type="float" office:value="0.0514088" calcext:value-type="float">
            <text:p>0.051408800</text:p>
          </table:table-cell>
          <table:table-cell table:style-name="ce3" office:value-type="float" office:value="0.0514089" calcext:value-type="float">
            <text:p>0.051408900</text:p>
          </table:table-cell>
          <table:table-cell table:style-name="ce3" office:value-type="float" office:value="0.051409" calcext:value-type="float">
            <text:p>0.051409000</text:p>
          </table:table-cell>
          <table:table-cell table:style-name="ce3"/>
          <table:table-cell table:style-name="ce3" office:value-type="float" office:value="0.0514228" calcext:value-type="float">
            <text:p>0.051422800</text:p>
          </table:table-cell>
          <table:table-cell table:style-name="ce3" office:value-type="float" office:value="0.0514224" calcext:value-type="float">
            <text:p>0.051422400</text:p>
          </table:table-cell>
          <table:table-cell table:style-name="ce3" office:value-type="float" office:value="0.0514225" calcext:value-type="float">
            <text:p>0.051422500</text:p>
          </table:table-cell>
          <table:table-cell table:style-name="ce3"/>
          <table:table-cell table:number-columns-repeated="3" table:style-name="ce3" office:value-type="float" office:value="0.0514085" calcext:value-type="float">
            <text:p>0.051408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d (10-50)</text:p>
          </table:table-cell>
          <table:table-cell table:style-name="ce3" office:value-type="float" office:value="0.70385" calcext:value-type="float">
            <text:p>0.703850000</text:p>
          </table:table-cell>
          <table:table-cell table:style-name="ce3" office:value-type="float" office:value="0.703851" calcext:value-type="float">
            <text:p>0.703851000</text:p>
          </table:table-cell>
          <table:table-cell table:style-name="ce3" office:value-type="float" office:value="0.70385" calcext:value-type="float">
            <text:p>0.703850000</text:p>
          </table:table-cell>
          <table:table-cell table:style-name="ce3"/>
          <table:table-cell table:number-columns-repeated="3" table:style-name="ce3" office:value-type="float" office:value="0.703855" calcext:value-type="float">
            <text:p>0.703855000</text:p>
          </table:table-cell>
          <table:table-cell table:style-name="ce3"/>
          <table:table-cell table:style-name="ce3" office:value-type="float" office:value="0.703852" calcext:value-type="float">
            <text:p>0.703852000</text:p>
          </table:table-cell>
          <table:table-cell table:style-name="ce3" office:value-type="float" office:value="0.703851" calcext:value-type="float">
            <text:p>0.703851000</text:p>
          </table:table-cell>
          <table:table-cell table:style-name="ce3" office:value-type="float" office:value="0.703852" calcext:value-type="float">
            <text:p>0.703852000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22:53:18.884404190</meta:creation-date>
    <dc:date>2019-02-22T23:23:46.965461291</dc:date>
    <meta:editing-duration>PT10M7S</meta:editing-duration>
    <meta:editing-cycles>1</meta:editing-cycles>
    <meta:document-statistic meta:table-count="1" meta:cell-count="92" meta:object-count="0"/>
    <meta:generator>LibreOffice/6.0.7.3$Linux_X86_64 LibreOffice_project/00m0$Build-3</meta:generator>
  </office:meta>
</office:document-meta>
</file>